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bb60f" officeooo:paragraph-rsid="002bb60f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language="en" fo:country="GB" style:text-underline-style="none" fo:font-weight="normal" officeooo:rsid="002b130e" officeooo:paragraph-rsid="002b130e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 style:master-page-name="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page-number="auto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bb60f" officeooo:paragraph-rsid="002bb60f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bb60f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d15f7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059dc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e1ef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b60f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e6704" style:font-style-asian="normal" style:font-weight-asian="normal" style:text-emphasize="none"/>
    </style:style>
    <style:style style:name="T16" style:family="text">
      <style:text-properties officeooo:rsid="00129edb"/>
    </style:style>
    <style:style style:name="T17" style:family="text">
      <style:text-properties officeooo:rsid="001adce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fo:language="en" fo:country="GB" officeooo:rsid="00282a28"/>
    </style:style>
    <style:style style:name="T21" style:family="text">
      <style:text-properties fo:language="en" fo:country="GB" officeooo:rsid="0028e1ef"/>
    </style:style>
    <style:style style:name="T22" style:family="text">
      <style:text-properties fo:language="en" fo:country="GB" officeooo:rsid="002bb60f"/>
    </style:style>
    <style:style style:name="T23" style:family="text">
      <style:text-properties officeooo:rsid="002e6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5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8">Sort button – the items are not remain<text:span text:style-name="T23">ing</text:span> sorted at return to Home page from S<text:span text:style-name="T21">hopping cart </text:span>page <text:span text:style-name="T20">with “</text:span><text:span text:style-name="T22">back</text:span><text:span text:style-name="T20">” </text:span><text:span text:style-name="T22">from brows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3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4"><text:span text:style-name="T3">16</text:span><text:span text:style-name="T4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7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7">1</text:span></text:p>
          </table:table-cell>
        </table:table-row>
      </table:table>
      <text:p text:style-name="P1"/>
      <text:p text:style-name="P1"/>
      <text:p text:style-name="P11">Description</text:p>
      <text:p text:style-name="P27"><text:span text:style-name="T9">A</text:span><text:span text:style-name="T7">t return to Home page from </text:span><text:span text:style-name="T5">S</text:span><text:span text:style-name="T13">hopping cart </text:span><text:span text:style-name="T5">page </text:span><text:span text:style-name="T11">with “</text:span><text:span text:style-name="T14">back</text:span><text:span text:style-name="T11">” </text:span><text:span text:style-name="T14">from browser</text:span><text:span text:style-name="T13">, </text:span><text:span text:style-name="T7">the items are not remain</text:span><text:span text:style-name="T6">ing</text:span><text:span text:style-name="T7"> sorted </text:span><text:span text:style-name="T9">by the option chosen</text:span><text:span text:style-name="T10"> </text:span><text:span text:style-name="T12">initi</text:span><text:span text:style-name="T15">a</text:span><text:span text:style-name="T12">lly</text:span><text:span text:style-name="T10"> </text:span><text:span text:style-name="T8">in Home page.</text:span></text:p>
      <text:p text:style-name="P15"/>
      <text:p text:style-name="P11">Steps to reproduce</text:p>
      <text:p text:style-name="P16">1. access site www.saucedemo.com in Chrome </text:p>
      <text:p text:style-name="P26"><text:span text:style-name="T5">2. insert valid data in field “Username” </text:span><text:span text:style-name="T13">(standard_user)</text:span></text:p>
      <text:p text:style-name="P26"><text:span text:style-name="T5">3. insert valid data in field “Password” </text:span><text:span text:style-name="T13">(secret_sauce)</text:span></text:p>
      <text:p text:style-name="P17">4. press “Login” button</text:p>
      <text:p text:style-name="P17">5. choose from sort button the sorting by price (high <text:span text:style-name="T22">to low</text:span>)</text:p>
      <text:p text:style-name="P20">6. add to cart one item</text:p>
      <text:p text:style-name="P17"><text:span text:style-name="T22">7</text:span>. click the icon off the cart </text:p>
      <text:p text:style-name="P17"><text:span text:style-name="T22">8</text:span>. press “continue shopping” button</text:p>
      <text:p text:style-name="P19"/>
      <text:p text:style-name="P11">Expected result</text:p>
      <text:p text:style-name="P22">At return to Home page the items should remain sorted by price (high <text:span text:style-name="T22">to low</text:span>).</text:p>
      <text:p text:style-name="P18"/>
      <text:p text:style-name="P11">Actual result</text:p>
      <text:p text:style-name="P21">At return to Home page the items are sorted by name (A to Z).</text:p>
      <text:p text:style-name="P10"/>
      <text:p text:style-name="P11">Notes</text:p>
      <text:p text:style-name="P14"/>
      <text:p text:style-name="P11"/>
      <text:p text:style-name="P12"/>
      <text:p text:style-name="P2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6</meta:editing-cycles>
    <meta:creation-date>2024-02-05T18:33:00</meta:creation-date>
    <dc:date>2024-05-04T12:29:24.706000000</dc:date>
    <meta:editing-duration>PT1H28M56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9" meta:word-count="177" meta:character-count="1044" meta:non-whitespace-character-count="898"/>
    <meta:user-defined meta:name="AppVersion">16.0000</meta:user-defined>
    <meta:template xlink:type="simple" xlink:actuate="onRequest" xlink:title="Normal" xlink:href=""/>
  </office:meta>
</office:document-meta>
</file>